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>
      <style:text-properties officeooo:rsid="0012d258" officeooo:paragraph-rsid="0012d258"/>
    </style:style>
    <style:style style:name="P5" style:family="paragraph" style:parent-style-name="Standard">
      <style:text-properties officeooo:rsid="0014c3da" officeooo:paragraph-rsid="0014c3da"/>
    </style:style>
    <style:style style:name="P6" style:family="paragraph" style:parent-style-name="Standard">
      <style:text-properties officeooo:rsid="00167697" officeooo:paragraph-rsid="00167697"/>
    </style:style>
    <style:style style:name="P7" style:family="paragraph" style:parent-style-name="Standard">
      <style:text-properties officeooo:rsid="0017d4e4" officeooo:paragraph-rsid="0017d4e4"/>
    </style:style>
    <style:style style:name="P8" style:family="paragraph" style:parent-style-name="Standard">
      <style:text-properties officeooo:rsid="0018e471" officeooo:paragraph-rsid="0018e471"/>
    </style:style>
    <style:style style:name="P9" style:family="paragraph" style:parent-style-name="Standard">
      <style:text-properties officeooo:rsid="001a8cac" officeooo:paragraph-rsid="001c05ce"/>
    </style:style>
    <style:style style:name="P10" style:family="paragraph" style:parent-style-name="Standard">
      <style:text-properties officeooo:rsid="001c05ce" officeooo:paragraph-rsid="001c05ce"/>
    </style:style>
    <style:style style:name="P11" style:family="paragraph" style:parent-style-name="Standard">
      <style:text-properties officeooo:rsid="001d209d" officeooo:paragraph-rsid="001d209d"/>
    </style:style>
    <style:style style:name="P12" style:family="paragraph" style:parent-style-name="Standard">
      <style:text-properties officeooo:rsid="001d503f" officeooo:paragraph-rsid="001d503f"/>
    </style:style>
    <style:style style:name="P13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d209d" officeooo:paragraph-rsid="001d209d"/>
    </style:style>
    <style:style style:name="P14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15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16" style:family="paragraph" style:parent-style-name="Standard" style:list-style-name="L1">
      <style:text-properties officeooo:rsid="001105cd" officeooo:paragraph-rsid="001105cd"/>
    </style:style>
    <style:style style:name="P17" style:family="paragraph" style:parent-style-name="Standard" style:list-style-name="L7">
      <style:text-properties officeooo:rsid="001105cd" officeooo:paragraph-rsid="001d503f"/>
    </style:style>
    <style:style style:name="P18" style:family="paragraph" style:parent-style-name="Standard" style:list-style-name="L2">
      <style:text-properties officeooo:rsid="00110f4d" officeooo:paragraph-rsid="00110f4d"/>
    </style:style>
    <style:style style:name="P19" style:family="paragraph" style:parent-style-name="Standard" style:list-style-name="L3">
      <style:text-properties officeooo:rsid="00110f4d" officeooo:paragraph-rsid="00110f4d"/>
    </style:style>
    <style:style style:name="P20" style:family="paragraph" style:parent-style-name="Standard" style:list-style-name="L3">
      <style:text-properties officeooo:rsid="00112aaa" officeooo:paragraph-rsid="00112aaa"/>
    </style:style>
    <style:style style:name="P21" style:family="paragraph" style:parent-style-name="Standard" style:list-style-name="L4">
      <style:text-properties officeooo:rsid="00112aaa" officeooo:paragraph-rsid="00112aaa"/>
    </style:style>
    <style:style style:name="P22" style:family="paragraph" style:parent-style-name="Standard" style:list-style-name="L5">
      <style:text-properties officeooo:rsid="0014c3da" officeooo:paragraph-rsid="0014c3da"/>
    </style:style>
    <style:style style:name="P23" style:family="paragraph" style:parent-style-name="Standard" style:list-style-name="L6">
      <style:text-properties officeooo:rsid="001c05ce" officeooo:paragraph-rsid="001c05ce"/>
    </style:style>
    <style:style style:name="P24" style:family="paragraph" style:parent-style-name="Standard" style:list-style-name="L7">
      <style:text-properties officeooo:rsid="001d209d" officeooo:paragraph-rsid="001d209d"/>
    </style:style>
    <style:style style:name="P25" style:family="paragraph" style:parent-style-name="Standard" style:list-style-name="L7">
      <style:text-properties officeooo:rsid="001d503f" officeooo:paragraph-rsid="001d503f"/>
    </style:style>
    <style:style style:name="P26" style:family="paragraph" style:parent-style-name="Standard" style:list-style-name="L8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27" style:family="paragraph" style:parent-style-name="Standard" style:list-style-name="L9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28" style:family="paragraph" style:parent-style-name="Standard" style:list-style-name="L10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29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0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1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style:font-size-asian="12pt" style:font-size-complex="12pt"/>
    </style:style>
    <style:style style:name="P32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64e08" officeooo:paragraph-rsid="00264e08" style:font-size-asian="12pt" style:font-size-complex="12pt"/>
    </style:style>
    <style:style style:name="P33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fo:background-color="#fffffe" style:font-size-asian="12pt" style:font-size-complex="12pt"/>
    </style:style>
    <style:style style:name="P34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35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7d03b" officeooo:paragraph-rsid="0027d03b" fo:background-color="#fffffe" style:font-size-asian="12pt" style:font-size-complex="12pt"/>
    </style:style>
    <style:style style:name="P36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37" style:family="paragraph" style:parent-style-name="Standard" style:list-style-name="L11">
      <style:text-properties officeooo:rsid="0021ca7a" officeooo:paragraph-rsid="0021ca7a"/>
    </style:style>
    <style:style style:name="P38" style:family="paragraph" style:parent-style-name="Standard" style:list-style-name="L11">
      <style:text-properties officeooo:rsid="00264e08" officeooo:paragraph-rsid="00264e08"/>
    </style:style>
    <style:style style:name="P39" style:family="paragraph" style:parent-style-name="Standard" style:list-style-name="L12">
      <style:text-properties officeooo:rsid="0023d619" officeooo:paragraph-rsid="0023d619"/>
    </style:style>
    <style:style style:name="P40" style:family="paragraph" style:parent-style-name="Standard" style:list-style-name="L12">
      <style:text-properties officeooo:rsid="002a90b3" officeooo:paragraph-rsid="002a90b3"/>
    </style:style>
    <style:style style:name="T1" style:family="text">
      <style:text-properties officeooo:rsid="00110f4d"/>
    </style:style>
    <style:style style:name="T2" style:family="text">
      <style:text-properties officeooo:rsid="001c05ce"/>
    </style:style>
    <style:style style:name="T3" style:family="text">
      <style:text-properties officeooo:rsid="001d503f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style:font-size-asian="12pt" style:font-size-complex="12pt"/>
    </style:style>
    <style:style style:name="T6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5af79" style:font-size-asian="12pt" style:font-size-complex="12pt"/>
    </style:style>
    <style:style style:name="T7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64e08" style:font-size-asian="12pt" style:font-size-complex="12pt"/>
    </style:style>
    <style:style style:name="T8" style:family="text">
      <style:text-properties fo:font-variant="normal" fo:text-transform="none" fo:color="#202124" loext:opacity="100%" style:font-name="Roboto" fo:font-size="12pt" fo:letter-spacing="normal" fo:font-style="normal" fo:font-weight="normal" fo:background-color="#fffffe" loext:char-shading-value="0" style:font-size-asian="12pt" style:font-size-complex="12pt"/>
    </style:style>
    <style:style style:name="T9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fo:background-color="#fffffe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1155477122" text:style-name="L1">
        <text:list-item>
          <text:p text:style-name="P16">/tasks <text:s/>- GET</text:p>
        </text:list-item>
        <text:list-item>
          <text:p text:style-name="P16">/tasks - POST</text:p>
        </text:list-item>
        <text:list-item>
          <text:p text:style-name="P16">/tasks/:id – PUT</text:p>
        </text:list-item>
        <text:list-item>
          <text:p text:style-name="P16">/tasks/:id/complete – PUT</text:p>
        </text:list-item>
        <text:list-item>
          <text:p text:style-name="P16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2938578678" text:style-name="L2">
        <text:list-item>
          <text:p text:style-name="P18">Tareas:</text:p>
          <text:list>
            <text:list-header>
              <text:p text:style-name="P18">id: int, auto_increment, </text:p>
            </text:list-header>
            <text:list-item>
              <text:p text:style-name="P18">legend: string</text:p>
            </text:list-item>
            <text:list-item>
              <text:p text:style-name="P18">status: boolean</text:p>
            </text:list-item>
          </text:list>
        </text:list-item>
      </text:list>
      <text:p text:style-name="P2"/>
      <text:p text:style-name="P2">Requirements: </text:p>
      <text:list xml:id="list120947613" text:style-name="L3">
        <text:list-item>
          <text:p text:style-name="P19">Listar Tareas</text:p>
        </text:list-item>
        <text:list-item>
          <text:p text:style-name="P19">Crear Tareas</text:p>
        </text:list-item>
        <text:list-item>
          <text:p text:style-name="P19">Modificar Tareas</text:p>
        </text:list-item>
        <text:list-item>
          <text:p text:style-name="P19">Tachar Tareas</text:p>
        </text:list-item>
        <text:list-item>
          <text:p text:style-name="P19">Marcar Tareas como Completadas</text:p>
        </text:list-item>
        <text:list-item>
          <text:p text:style-name="P20">Marcar Tareas como no Completadas</text:p>
        </text:list-item>
        <text:list-item>
          <text:p text:style-name="P20">Marcar Varias Tareas como Completadas o no Completadas</text:p>
        </text:list-item>
      </text:list>
      <text:p text:style-name="P3"/>
      <text:p text:style-name="P3">Requirimientos Tecnicos:</text:p>
      <text:list xml:id="list2203527122" text:style-name="L4">
        <text:list-item>
          <text:p text:style-name="P21">Crear el repositorio en Github</text:p>
        </text:list-item>
        <text:list-item>
          <text:p text:style-name="P21">Usar Postman</text:p>
        </text:list-item>
      </text:list>
      <text:p text:style-name="P3"/>
      <text:p text:style-name="P4">Servicios para</text:p>
      <text:p text:style-name="P4"/>
      <text:p text:style-name="P4">Medium pagina donde suben codigos para aprender</text:p>
      <text:p text:style-name="P4">Hacer Login con Tabla</text:p>
      <text:list xml:id="list548882465" text:style-name="L5">
        <text:list-item>
          <text:p text:style-name="P22">Comando para iniciar</text:p>
        </text:list-item>
      </text:list>
      <text:p text:style-name="P5"/>
      <text:p text:style-name="P6">Terminar el Readme</text:p>
      <text:p text:style-name="P7">feature/mini-description</text:p>
      <text:p text:style-name="P7">bugfix/error</text:p>
      <text:p text:style-name="P7"/>
      <text:p text:style-name="P10"/>
      <text:p text:style-name="P8">Separar las palabras con _</text:p>
      <text:p text:style-name="P8">borrar los async </text:p>
      <text:p text:style-name="P9">Adicionar Categorias <text:tab/>, <text:span text:style-name="T2">Una tarea debe tener una categoria</text:span></text:p>
      <text:p text:style-name="P10">adicionar tags , Una tarea puede tener 0 o mas tag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Historia</text:p>
      <text:list xml:id="list3836404592" text:style-name="L6">
        <text:list-item>
          <text:p text:style-name="P23">Usuario crear la categoria junto con la tarea</text:p>
        </text:list-item>
        <text:list-item>
          <text:p text:style-name="P23">Listar las categorias</text:p>
        </text:list-item>
        <text:list-item>
          <text:p text:style-name="P23">Cambiar la categoria</text:p>
        </text:list-item>
        <text:list-item>
          <text:p text:style-name="P23">Eliminar la categoria</text:p>
        </text:list-item>
      </text:list>
      <text:p text:style-name="P10"/>
      <text:p text:style-name="P11">Base de Datos:</text:p>
      <text:list xml:id="list3785901783" text:style-name="L7">
        <text:list-item>
          <text:p text:style-name="P24">Categorias:</text:p>
          <text:list>
            <text:list-item>
              <text:p text:style-name="P24">id: varchar(25) ulid primary key</text:p>
            </text:list-item>
            <text:list-item>
              <text:p text:style-name="P24">name: varchar(50)</text:p>
            </text:list-item>
          </text:list>
        </text:list-item>
      </text:list>
      <text:p text:style-name="P11"/>
      <text:list xml:id="list225746479417670" text:continue-numbering="true" text:style-name="L7">
        <text:list-item>
          <text:p text:style-name="P24">Tareas:</text:p>
          <text:list>
            <text:list-item>
              <text:p text:style-name="P24">id_categoria varchar(25) </text:p>
              <text:p text:style-name="P24"/>
            </text:list-item>
          </text:list>
        </text:list-item>
      </text:list>
      <text:p text:style-name="P12">Tareas – Servicios:</text:p>
      <text:list xml:id="list225746576988710" text:continue-numbering="true" text:style-name="L7">
        <text:list-item>
          <text:p text:style-name="P17">/tasks <text:s/>- GET – <text:span text:style-name="T3">Retornar y mostrar la categoria </text:span></text:p>
        </text:list-item>
        <text:list-item>
          <text:p text:style-name="P17">/tasks – POST – <text:span text:style-name="T3">Modificar y Verificar si la Categoria no existe</text:span></text:p>
        </text:list-item>
        <text:list-item>
          <text:p text:style-name="P17">/tasks/:id – PUT - <text:span text:style-name="T3">Modificar</text:span></text:p>
        </text:list-item>
        <text:list-item>
          <text:p text:style-name="P17">/tasks/:id/complete – PUT</text:p>
        </text:list-item>
        <text:list-item>
          <text:p text:style-name="P17">/<text:span text:style-name="T1">tasks/:id – DELETE</text:span></text:p>
        </text:list-item>
        <text:list-item>
          <text:p text:style-name="P17"/>
        </text:list-item>
        <text:list-item>
          <text:p text:style-name="P17">/<text:span text:style-name="T3">category – GET</text:span></text:p>
        </text:list-item>
        <text:list-item>
          <text:p text:style-name="P17">/<text:span text:style-name="T3">category - POST</text:span></text:p>
        </text:list-item>
        <text:list-item>
          <text:p text:style-name="P25">/category/:id – PUT </text:p>
        </text:list-item>
        <text:list-item>
          <text:p text:style-name="P25">/category/:id - DELETE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t asd = `select tags.id, tags.name from tasks_tags inner join tags on tags.id = tasks_tags.id_tag where tasks_tags.id_task = 1`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</text:p>
      <text:p text:style-name="P14">Tags:</text:p>
      <text:list xml:id="list2623775074" text:style-name="L8">
        <text:list-item>
          <text:p text:style-name="P26">Interfaz de acciones para las tags</text:p>
        </text:list-item>
      </text:list>
      <text:list xml:id="list3165835734" text:style-name="L9">
        <text:list-item>
          <text:p text:style-name="P27">Adicionar tags a una tarea</text:p>
        </text:list-item>
        <text:list-item>
          <text:p text:style-name="P27">Eliminar tags de una tarea</text:p>
        </text:list-item>
      </text:list>
      <text:p text:style-name="P14"/>
      <text:p text:style-name="P14">Base de Datos:</text:p>
      <text:list xml:id="list1517561630" text:style-name="L10">
        <text:list-item>
          <text:p text:style-name="P28">Tags:</text:p>
          <text:list>
            <text:list-item>
              <text:p text:style-name="P28">id: varchar(25) ulid primary_key</text:p>
            </text:list-item>
            <text:list-item>
              <text:p text:style-name="P28">tag: varchar(50) </text:p>
              <text:p text:style-name="P28"/>
            </text:list-item>
          </text:list>
        </text:list-item>
        <text:list-item>
          <text:p text:style-name="P28">Tareas:</text:p>
          <text:list>
            <text:list-item>
              <text:p text:style-name="P28">id_tag: varchar(25)</text:p>
            </text:list-item>
          </text:list>
        </text:list-item>
      </text:list>
      <text:p text:style-name="P14"/>
      <text:list xml:id="list225746978605728" text:continue-numbering="true" text:style-name="L10">
        <text:list-item>
          <text:p text:style-name="P28">Tareas-Tag:</text:p>
          <text:list>
            <text:list-item>
              <text:p text:style-name="P28">id: varchar(25) ulid primary_key</text:p>
            </text:list-item>
            <text:list-item>
              <text:p text:style-name="P28">id_tarea: varchar(25)</text:p>
            </text:list-item>
            <text:list-item>
              <text:p text:style-name="P28">id_tag: varchar(25)</text:p>
            </text:list-item>
          </text:list>
        </text:list-item>
      </text:list>
      <text:p text:style-name="P14">Servicios:</text:p>
      <text:list xml:id="list3848036124" text:style-name="L11">
        <text:list-item>
          <text:p text:style-name="P30">/tags – GET </text:p>
        </text:list-item>
        <text:list-item>
          <text:p text:style-name="P30">/tags – POST</text:p>
        </text:list-item>
        <text:list-item>
          <text:p text:style-name="P30">/tags/:id – DELETE</text:p>
        </text:list-item>
        <text:list-item>
          <text:p text:style-name="P37"><text:span text:style-name="T4">/</text:span><text:span text:style-name="T6">tags/:id – PUT Actualizar tag</text:span></text:p>
        </text:list-item>
      </text:list>
      <text:p text:style-name="P31"/>
      <text:list xml:id="list225746573407888" text:continue-numbering="true" text:style-name="L11">
        <text:list-item>
          <text:p text:style-name="P37"><text:span text:style-name="T5">/tasks/:id</text:span><text:span text:style-name="T6">Task/tag</text:span><text:span text:style-name="T5"> – POST adicionar tags a una tarea</text:span></text:p>
          <text:list>
            <text:list-item>
              <text:p text:style-name="P38"><text:span text:style-name="T5">b</text:span><text:span text:style-name="T4">ody:{</text:span></text:p>
              <text:list>
                <text:list-item>
                  <text:p text:style-name="P32">id_tag</text:p>
                  <text:p text:style-name="P32">}</text:p>
                </text:list-item>
              </text:list>
            </text:list-item>
          </text:list>
        </text:list-item>
        <text:list-item>
          <text:p text:style-name="P37"><text:span text:style-name="T5">/tasks/:id</text:span><text:span text:style-name="T7">Task/tag/:idTag</text:span><text:span text:style-name="T5"> – DELETE eliminar tags de una tarea</text:span></text:p>
        </text:list-item>
      </text:list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3445593341" text:style-name="L12">
        <text:list-header>
          <text:p text:style-name="P36"><text:soft-page-break/>0. Hacer README!</text:p>
        </text:list-header>
        <text:list-item>
          <text:p text:style-name="P39"><text:span text:style-name="T9">A</text:span><text:span text:style-name="T8">utenticacion</text:span></text:p>
          <text:list>
            <text:list-item>
              <text:p text:style-name="P40"><text:span text:style-name="T8">Crear variable de entorno para el tiempo de vida del JWT</text:span></text:p>
            </text:list-item>
            <text:list-item>
              <text:p text:style-name="P40"><text:span text:style-name="T8"/></text:p>
            </text:list-item>
          </text:list>
        </text:list-item>
        <text:list-item>
          <text:p text:style-name="P35">Categorias</text:p>
        </text:list-item>
        <text:list-item>
          <text:p text:style-name="P35">Tag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09-26T22:57:45.017316101</dc:date>
    <meta:editing-duration>PT8H17M46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4" meta:paragraph-count="88" meta:word-count="347" meta:character-count="2002" meta:non-whitespace-character-count="1775"/>
  </office:meta>
</office:document-meta>
</file>